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fo:font-weight="bold" officeooo:rsid="000694c5" officeooo:paragraph-rsid="00389bfa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dfe63" officeooo:paragraph-rsid="000dfe63"/>
    </style:style>
    <style:style style:name="P3" style:family="paragraph" style:parent-style-name="Standard">
      <style:paragraph-properties fo:text-align="start" style:justify-single-word="false"/>
      <style:text-properties officeooo:rsid="0012c201" officeooo:paragraph-rsid="0014449f"/>
    </style:style>
    <style:style style:name="P4" style:family="paragraph" style:parent-style-name="Standard">
      <style:paragraph-properties fo:text-align="start" style:justify-single-word="false"/>
      <style:text-properties officeooo:rsid="00156462" officeooo:paragraph-rsid="00156462"/>
    </style:style>
    <style:style style:name="P5" style:family="paragraph" style:parent-style-name="Standard">
      <style:paragraph-properties fo:text-align="start" style:justify-single-word="false"/>
      <style:text-properties fo:font-style="normal" officeooo:rsid="001806d8" officeooo:paragraph-rsid="001806d8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21f918" officeooo:paragraph-rsid="0021f918" style:font-style-asian="normal" style:font-style-complex="normal"/>
    </style:style>
    <style:style style:name="P7" style:family="paragraph" style:parent-style-name="Footer">
      <style:paragraph-properties fo:text-align="end" style:justify-single-word="false"/>
      <style:text-properties officeooo:rsid="000dfe63" officeooo:paragraph-rsid="000dfe63"/>
    </style:style>
    <style:style style:name="P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" style:family="paragraph" style:parent-style-name="Footer">
      <style:paragraph-properties fo:text-align="start" style:justify-single-word="false"/>
      <style:text-properties fo:font-style="italic" officeooo:rsid="0009e2b0" officeooo:paragraph-rsid="003dd52e" style:font-style-asian="italic" style:font-style-complex="italic"/>
    </style:style>
    <style:style style:name="P13" style:family="paragraph" style:parent-style-name="Footer">
      <style:text-properties fo:font-style="italic" officeooo:rsid="0009e2b0" officeooo:paragraph-rsid="003dd52e" style:font-style-asian="italic" style:font-style-complex="italic"/>
    </style:style>
    <style:style style:name="P14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5" style:family="paragraph" style:parent-style-name="Heading_20_1">
      <style:paragraph-properties fo:text-align="center" style:justify-single-word="false"/>
      <style:text-properties fo:font-size="20pt" officeooo:paragraph-rsid="0045e0c9" style:font-size-asian="20pt" style:font-size-complex="20pt"/>
    </style:style>
    <style:style style:name="P16" style:family="paragraph" style:parent-style-name="Heading_20_2">
      <style:text-properties officeooo:paragraph-rsid="0059674d"/>
    </style:style>
    <style:style style:name="P17" style:family="paragraph" style:parent-style-name="Heading_20_2">
      <style:text-properties officeooo:paragraph-rsid="005af81a"/>
    </style:style>
    <style:style style:name="P18" style:family="paragraph" style:parent-style-name="Standard">
      <style:paragraph-properties fo:text-align="center" style:justify-single-word="false"/>
      <style:text-properties fo:font-size="20pt" fo:font-style="italic" fo:font-weight="bold" officeooo:rsid="000694c5" officeooo:paragraph-rsid="00389bfa" style:font-size-asian="20pt" style:font-style-asian="italic" style:font-weight-asian="bold" style:font-size-complex="20pt" style:font-style-complex="italic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4449f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14449f"/>
    </style:style>
    <style:style style:name="P21" style:family="paragraph" style:parent-style-name="Standard">
      <style:paragraph-properties fo:text-align="start" style:justify-single-word="false"/>
      <style:text-properties officeooo:paragraph-rsid="0040a36b"/>
    </style:style>
    <style:style style:name="P22" style:family="paragraph" style:parent-style-name="Standard">
      <style:paragraph-properties fo:text-align="start" style:justify-single-word="false"/>
      <style:text-properties officeooo:paragraph-rsid="00156462"/>
    </style:style>
    <style:style style:name="P23" style:family="paragraph" style:parent-style-name="Standard">
      <style:paragraph-properties fo:text-align="start" style:justify-single-word="false"/>
      <style:text-properties officeooo:paragraph-rsid="0034f70b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16c6d9"/>
    </style:style>
    <style:style style:name="P25" style:family="paragraph" style:parent-style-name="Standard">
      <style:paragraph-properties fo:text-align="start" style:justify-single-word="false"/>
      <style:text-properties officeooo:paragraph-rsid="00571208"/>
    </style:style>
    <style:style style:name="P26" style:family="paragraph" style:parent-style-name="Standard" style:list-style-name="L8">
      <style:paragraph-properties fo:text-align="start" style:justify-single-word="false"/>
      <style:text-properties officeooo:paragraph-rsid="00571208"/>
    </style:style>
    <style:style style:name="P27" style:family="paragraph" style:parent-style-name="Standard" style:list-style-name="L10">
      <style:paragraph-properties fo:text-align="start" style:justify-single-word="false"/>
      <style:text-properties officeooo:paragraph-rsid="0021f918"/>
    </style:style>
    <style:style style:name="P28" style:family="paragraph" style:parent-style-name="Standard">
      <style:paragraph-properties fo:text-align="start" style:justify-single-word="false"/>
      <style:text-properties officeooo:paragraph-rsid="0020282f"/>
    </style:style>
    <style:style style:name="P29" style:family="paragraph" style:parent-style-name="Standard" style:list-style-name="L9">
      <style:paragraph-properties fo:text-align="start" style:justify-single-word="false"/>
      <style:text-properties officeooo:paragraph-rsid="002a9f5a"/>
    </style:style>
    <style:style style:name="P30" style:family="paragraph" style:parent-style-name="Standard" style:list-style-name="L9">
      <style:paragraph-properties fo:text-align="start" style:justify-single-word="false"/>
      <style:text-properties officeooo:paragraph-rsid="005d602f"/>
    </style:style>
    <style:style style:name="P31" style:family="paragraph" style:parent-style-name="Standard" style:list-style-name="L9">
      <style:paragraph-properties fo:text-align="start" style:justify-single-word="false"/>
      <style:text-properties officeooo:paragraph-rsid="005f4cb4"/>
    </style:style>
    <style:style style:name="P32" style:family="paragraph" style:parent-style-name="Standard" style:list-style-name="L1">
      <style:paragraph-properties fo:text-align="start" style:justify-single-word="false"/>
      <style:text-properties fo:font-style="normal" officeooo:rsid="0012c201" officeooo:paragraph-rsid="0014449f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tyle="normal" officeooo:rsid="0016c6d9" officeooo:paragraph-rsid="001806d8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tyle="normal" officeooo:rsid="001806d8" officeooo:paragraph-rsid="001806d8" style:font-style-asian="normal" style:font-style-complex="normal"/>
    </style:style>
    <style:style style:name="P35" style:family="paragraph" style:parent-style-name="Standard" style:list-style-name="L9">
      <style:paragraph-properties fo:text-align="start" style:justify-single-word="false"/>
      <style:text-properties fo:font-style="normal" officeooo:rsid="0021f918" officeooo:paragraph-rsid="0021f918" style:font-style-asian="normal" style:font-style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fo:font-style="normal" fo:font-weight="normal" officeooo:rsid="00257504" officeooo:paragraph-rsid="0021f918" style:font-style-asian="normal" style:font-weight-asian="normal" style:font-style-complex="normal" style:font-weight-complex="normal"/>
    </style:style>
    <style:style style:name="P37" style:family="paragraph" style:parent-style-name="Standard" style:list-style-name="L9">
      <style:paragraph-properties fo:text-align="start" style:justify-single-word="false"/>
      <style:text-properties fo:font-style="normal" fo:font-weight="normal" officeooo:rsid="00286a76" officeooo:paragraph-rsid="00286a76" style:font-style-asian="normal" style:font-weight-asian="normal" style:font-style-complex="normal" style:font-weight-complex="normal"/>
    </style:style>
    <style:style style:name="P38" style:family="paragraph" style:parent-style-name="Standard" style:list-style-name="L9">
      <style:paragraph-properties fo:text-align="start" style:justify-single-word="false"/>
      <style:text-properties fo:font-style="normal" fo:font-weight="normal" officeooo:rsid="0029296d" officeooo:paragraph-rsid="0029296d" style:font-style-asian="normal" style:font-weight-asian="normal" style:font-style-complex="normal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officeooo:rsid="00156462" officeooo:paragraph-rsid="0016c6d9"/>
    </style:style>
    <style:style style:name="P40" style:family="paragraph" style:parent-style-name="Standard" style:list-style-name="L3">
      <style:paragraph-properties fo:text-align="start" style:justify-single-word="false"/>
      <style:text-properties officeooo:rsid="0016c6d9" officeooo:paragraph-rsid="0016c6d9"/>
    </style:style>
    <style:style style:name="P41" style:family="paragraph" style:parent-style-name="Standard" style:list-style-name="L3">
      <style:paragraph-properties fo:text-align="start" style:justify-single-word="false"/>
      <style:text-properties officeooo:rsid="001b1cda" officeooo:paragraph-rsid="001b1cda"/>
    </style:style>
    <style:style style:name="P42" style:family="paragraph" style:parent-style-name="Standard" style:list-style-name="L3">
      <style:paragraph-properties fo:text-align="start" style:justify-single-word="false"/>
      <style:text-properties officeooo:rsid="001caa50" officeooo:paragraph-rsid="001caa50"/>
    </style:style>
    <style:style style:name="P43" style:family="paragraph" style:parent-style-name="Standard" style:list-style-name="L4">
      <style:paragraph-properties fo:text-align="start" style:justify-single-word="false"/>
      <style:text-properties officeooo:rsid="001caa50" officeooo:paragraph-rsid="001caa50"/>
    </style:style>
    <style:style style:name="P44" style:family="paragraph" style:parent-style-name="Standard" style:list-style-name="L4">
      <style:paragraph-properties fo:text-align="start" style:justify-single-word="false"/>
      <style:text-properties officeooo:rsid="0020282f" officeooo:paragraph-rsid="0020282f"/>
    </style:style>
    <style:style style:name="P45" style:family="paragraph" style:parent-style-name="Standard" style:list-style-name="L4">
      <style:paragraph-properties fo:text-align="start" style:justify-single-word="false"/>
      <style:text-properties officeooo:rsid="001caf66" officeooo:paragraph-rsid="001e82a2"/>
    </style:style>
    <style:style style:name="P46" style:family="paragraph" style:parent-style-name="Standard" style:list-style-name="L4">
      <style:paragraph-properties fo:text-align="start" style:justify-single-word="false"/>
      <style:text-properties officeooo:rsid="001caf66" officeooo:paragraph-rsid="001caf66"/>
    </style:style>
    <style:style style:name="P47" style:family="paragraph" style:parent-style-name="Standard" style:list-style-name="L4">
      <style:paragraph-properties fo:text-align="start" style:justify-single-word="false"/>
      <style:text-properties officeooo:rsid="001caf66" officeooo:paragraph-rsid="0034f70b"/>
    </style:style>
    <style:style style:name="P48" style:family="paragraph" style:parent-style-name="Standard" style:list-style-name="L3">
      <style:paragraph-properties fo:text-align="start" style:justify-single-word="false"/>
      <style:text-properties officeooo:rsid="000f3668" officeooo:paragraph-rsid="0016c6d9"/>
    </style:style>
    <style:style style:name="P49" style:family="paragraph" style:parent-style-name="Standard">
      <style:paragraph-properties fo:text-align="start" style:justify-single-word="false"/>
      <style:text-properties officeooo:rsid="0012c201" officeooo:paragraph-rsid="0014449f"/>
    </style:style>
    <style:style style:name="P50" style:family="paragraph" style:parent-style-name="Standard" style:list-style-name="L9">
      <style:paragraph-properties fo:text-align="start" style:justify-single-word="false"/>
      <style:text-properties officeooo:rsid="0021f918" officeooo:paragraph-rsid="0021f918"/>
    </style:style>
    <style:style style:name="P51" style:family="paragraph" style:parent-style-name="Standard" style:list-style-name="L9">
      <style:paragraph-properties fo:text-align="start" style:justify-single-word="false"/>
      <style:text-properties officeooo:rsid="0021f918" officeooo:paragraph-rsid="00267502"/>
    </style:style>
    <style:style style:name="P52" style:family="paragraph" style:parent-style-name="Standard" style:list-style-name="L9">
      <style:paragraph-properties fo:text-align="start" style:justify-single-word="false"/>
      <style:text-properties officeooo:rsid="0021f918" officeooo:paragraph-rsid="00286a76"/>
    </style:style>
    <style:style style:name="P53" style:family="paragraph" style:parent-style-name="Standard" style:list-style-name="L9">
      <style:paragraph-properties fo:text-align="start" style:justify-single-word="false"/>
      <style:text-properties officeooo:rsid="0021f918" officeooo:paragraph-rsid="0029296d"/>
    </style:style>
    <style:style style:name="P54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fo:font-style="normal" fo:font-weight="normal" officeooo:rsid="0029296d" officeooo:paragraph-rsid="0029296d" style:font-style-asian="normal" style:font-weight-asian="normal" style:font-style-complex="normal" style:font-weight-complex="normal"/>
    </style:style>
    <style:style style:name="P55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fo:font-style="normal" fo:font-weight="normal" officeooo:rsid="002e21b6" officeooo:paragraph-rsid="002a9f5a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center" style:justify-single-word="false"/>
    </style:style>
    <style:style style:name="P57" style:family="paragraph" style:parent-style-name="Text_20_body">
      <style:paragraph-properties fo:text-align="center" style:justify-single-word="false"/>
      <style:text-properties officeooo:paragraph-rsid="0045e0c9"/>
    </style:style>
    <style:style style:name="P58" style:family="paragraph" style:parent-style-name="Text_20_body">
      <style:text-properties officeooo:paragraph-rsid="0034f70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dfe63"/>
    </style:style>
    <style:style style:name="T3" style:family="text">
      <style:text-properties fo:font-style="italic" officeooo:rsid="000dfe63" style:font-style-asian="italic" style:font-style-complex="italic"/>
    </style:style>
    <style:style style:name="T4" style:family="text">
      <style:text-properties fo:font-style="italic" officeooo:rsid="0012c201" style:font-style-asian="italic" style:font-style-complex="italic"/>
    </style:style>
    <style:style style:name="T5" style:family="text">
      <style:text-properties fo:font-style="italic" officeooo:rsid="0034f70b" style:font-style-asian="italic" style:font-style-complex="italic"/>
    </style:style>
    <style:style style:name="T6" style:family="text">
      <style:text-properties fo:font-style="italic" officeooo:rsid="0014449f" style:font-style-asian="italic" style:font-style-complex="italic"/>
    </style:style>
    <style:style style:name="T7" style:family="text">
      <style:text-properties fo:font-style="italic" officeooo:rsid="000f3668" style:font-style-asian="italic" style:font-style-complex="italic"/>
    </style:style>
    <style:style style:name="T8" style:family="text">
      <style:text-properties fo:font-style="italic" fo:font-weight="bold" officeooo:rsid="000dfe63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f3668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4449f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2c201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4f70b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4d3d97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4d406a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1f918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32c0e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5768eb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40905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57504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67502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81721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86a76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officeooo:rsid="00257504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dfe63" style:font-style-asian="normal" style:font-style-complex="normal"/>
    </style:style>
    <style:style style:name="T26" style:family="text">
      <style:text-properties fo:font-style="normal" officeooo:rsid="0014449f" style:font-style-asian="normal" style:font-style-complex="normal"/>
    </style:style>
    <style:style style:name="T27" style:family="text">
      <style:text-properties fo:font-style="normal" officeooo:rsid="0012c201" style:font-style-asian="normal" style:font-style-complex="normal"/>
    </style:style>
    <style:style style:name="T28" style:family="text">
      <style:text-properties fo:font-style="normal" officeooo:rsid="00156462" style:font-style-asian="normal" style:font-style-complex="normal"/>
    </style:style>
    <style:style style:name="T29" style:family="text">
      <style:text-properties fo:font-style="normal" officeooo:rsid="0016c6d9" style:font-style-asian="normal" style:font-style-complex="normal"/>
    </style:style>
    <style:style style:name="T30" style:family="text">
      <style:text-properties fo:font-style="normal" officeooo:rsid="001e82a2" style:font-style-asian="normal" style:font-style-complex="normal"/>
    </style:style>
    <style:style style:name="T31" style:family="text">
      <style:text-properties fo:font-style="normal" officeooo:rsid="00232c0e" style:font-style-asian="normal" style:font-style-complex="normal"/>
    </style:style>
    <style:style style:name="T32" style:family="text">
      <style:text-properties fo:font-style="normal" officeooo:rsid="00240905" style:font-style-asian="normal" style:font-style-complex="normal"/>
    </style:style>
    <style:style style:name="T33" style:family="text">
      <style:text-properties fo:font-style="normal" officeooo:rsid="00257504" style:font-style-asian="normal" style:font-style-complex="normal"/>
    </style:style>
    <style:style style:name="T34" style:family="text">
      <style:text-properties fo:font-style="normal" officeooo:rsid="0034f70b" style:font-style-asian="normal" style:font-style-complex="normal"/>
    </style:style>
    <style:style style:name="T35" style:family="text">
      <style:text-properties fo:font-style="normal" officeooo:rsid="0035cb5c" style:font-style-asian="normal" style:font-style-complex="normal"/>
    </style:style>
    <style:style style:name="T36" style:family="text">
      <style:text-properties fo:font-style="normal" officeooo:rsid="0045c522" style:font-style-asian="normal" style:font-style-complex="normal"/>
    </style:style>
    <style:style style:name="T37" style:family="text">
      <style:text-properties fo:font-style="normal" officeooo:rsid="001806d8" style:font-style-asian="normal" style:font-style-complex="normal"/>
    </style:style>
    <style:style style:name="T38" style:family="text">
      <style:text-properties fo:font-style="normal" officeooo:rsid="004d3d97" style:font-style-asian="normal" style:font-style-complex="normal"/>
    </style:style>
    <style:style style:name="T39" style:family="text">
      <style:text-properties fo:font-style="normal" officeooo:rsid="004ebaf6" style:font-style-asian="normal" style:font-style-complex="normal"/>
    </style:style>
    <style:style style:name="T40" style:family="text">
      <style:text-properties fo:font-style="normal" officeooo:rsid="005005fd" style:font-style-asian="normal" style:font-style-complex="normal"/>
    </style:style>
    <style:style style:name="T41" style:family="text">
      <style:text-properties fo:font-style="normal" officeooo:rsid="0051b244" style:font-style-asian="normal" style:font-style-complex="normal"/>
    </style:style>
    <style:style style:name="T42" style:family="text">
      <style:text-properties fo:font-style="normal" officeooo:rsid="0051b7d9" style:font-style-asian="normal" style:font-style-complex="normal"/>
    </style:style>
    <style:style style:name="T43" style:family="text">
      <style:text-properties fo:font-style="normal" officeooo:rsid="004fb3e1" style:font-style-asian="normal" style:font-style-complex="normal"/>
    </style:style>
    <style:style style:name="T44" style:family="text">
      <style:text-properties fo:font-style="normal" officeooo:rsid="00571208" style:font-style-asian="normal" style:font-style-complex="normal"/>
    </style:style>
    <style:style style:name="T45" style:family="text">
      <style:text-properties fo:font-style="normal" officeooo:rsid="0021f918" style:font-style-asian="normal" style:font-style-complex="normal"/>
    </style:style>
    <style:style style:name="T46" style:family="text">
      <style:text-properties fo:font-style="normal" officeooo:rsid="005921bf" style:font-style-asian="normal" style:font-style-complex="normal"/>
    </style:style>
    <style:style style:name="T47" style:family="text">
      <style:text-properties fo:font-style="normal" officeooo:rsid="0020282f" style:font-style-asian="normal" style:font-style-complex="normal"/>
    </style:style>
    <style:style style:name="T48" style:family="text">
      <style:text-properties fo:font-style="normal" officeooo:rsid="0062e0e9" style:font-style-asian="normal" style:font-style-complex="normal"/>
    </style:style>
    <style:style style:name="T49" style:family="text">
      <style:text-properties fo:font-style="normal" officeooo:rsid="0064ba94" style:font-style-asian="normal" style:font-style-complex="normal"/>
    </style:style>
    <style:style style:name="T50" style:family="text">
      <style:text-properties fo:font-style="normal" officeooo:rsid="0065d065" style:font-style-asian="normal" style:font-style-complex="normal"/>
    </style:style>
    <style:style style:name="T51" style:family="text">
      <style:text-properties fo:font-style="normal" officeooo:rsid="00661f08" style:font-style-asian="normal" style:font-style-complex="normal"/>
    </style:style>
    <style:style style:name="T52" style:family="text">
      <style:text-properties fo:font-style="normal" officeooo:rsid="00675155" style:font-style-asian="normal" style:font-style-complex="normal"/>
    </style:style>
    <style:style style:name="T53" style:family="text">
      <style:text-properties fo:font-style="normal" officeooo:rsid="006789cf" style:font-style-asian="normal" style:font-style-complex="normal"/>
    </style:style>
    <style:style style:name="T54" style:family="text">
      <style:text-properties fo:font-style="normal" officeooo:rsid="0067a9a4" style:font-style-asian="normal" style:font-style-complex="normal"/>
    </style:style>
    <style:style style:name="T55" style:family="text">
      <style:text-properties fo:font-style="normal" fo:font-weight="bold" officeooo:rsid="001e82a2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240905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257504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281721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1caf66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286a76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29296d" style:font-style-asian="normal" style:font-weight-asian="bold" style:font-style-complex="normal" style:font-weight-complex="bold"/>
    </style:style>
    <style:style style:name="T62" style:family="text">
      <style:text-properties fo:font-style="normal" fo:font-weight="normal" officeooo:rsid="001e82a2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32c0e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240905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257504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267502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281721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286a76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29296d" style:font-style-asian="normal" style:font-weight-asian="normal" style:font-style-complex="normal" style:font-weight-complex="normal"/>
    </style:style>
    <style:style style:name="T70" style:family="text">
      <style:text-properties officeooo:rsid="0014449f"/>
    </style:style>
    <style:style style:name="T71" style:family="text">
      <style:text-properties officeooo:rsid="0016c6d9"/>
    </style:style>
    <style:style style:name="T72" style:family="text">
      <style:text-properties officeooo:rsid="001caa50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240905" style:font-weight-asian="bold" style:font-weight-complex="bold"/>
    </style:style>
    <style:style style:name="T75" style:family="text">
      <style:text-properties officeooo:rsid="00240905"/>
    </style:style>
    <style:style style:name="T76" style:family="text">
      <style:text-properties style:text-line-through-style="none" style:text-line-through-type="none" fo:font-style="normal" fo:font-weight="normal" officeooo:rsid="002b5f18" style:font-style-asian="normal" style:font-weight-asian="normal" style:font-style-complex="normal" style:font-weight-complex="normal"/>
    </style:style>
    <style:style style:name="T77" style:family="text">
      <style:text-properties style:text-line-through-style="none" style:text-line-through-type="none" fo:font-style="normal" fo:font-weight="normal" officeooo:rsid="002c0ab6" style:font-style-asian="normal" style:font-weight-asian="normal" style:font-style-complex="normal" style:font-weight-complex="normal"/>
    </style:style>
    <style:style style:name="T78" style:family="text">
      <style:text-properties style:text-line-through-style="none" style:text-line-through-type="none" fo:font-style="normal" fo:font-weight="normal" officeooo:rsid="002c0e92" style:font-style-asian="normal" style:font-weight-asian="normal" style:font-style-complex="normal" style:font-weight-complex="normal"/>
    </style:style>
    <style:style style:name="T79" style:family="text">
      <style:text-properties style:text-line-through-style="none" style:text-line-through-type="none" fo:font-style="normal" fo:font-weight="normal" officeooo:rsid="002ce8fa" style:font-style-asian="normal" style:font-weight-asian="normal" style:font-style-complex="normal" style:font-weight-complex="normal"/>
    </style:style>
    <style:style style:name="T80" style:family="text">
      <style:text-properties style:text-line-through-style="none" style:text-line-through-type="none" fo:font-style="normal" fo:font-weight="normal" officeooo:rsid="002e21b6" style:font-style-asian="normal" style:font-weight-asian="normal" style:font-style-complex="normal" style:font-weight-complex="normal"/>
    </style:style>
    <style:style style:name="T81" style:family="text">
      <style:text-properties style:text-line-through-style="none" style:text-line-through-type="none" fo:font-style="normal" fo:font-weight="normal" officeooo:rsid="0034f70b" style:font-style-asian="normal" style:font-weight-asian="normal" style:font-style-complex="normal" style:font-weight-complex="normal"/>
    </style:style>
    <style:style style:name="T82" style:family="text">
      <style:text-properties style:text-line-through-style="none" style:text-line-through-type="none" fo:font-style="normal" fo:font-weight="normal" officeooo:rsid="002a9f5a" style:font-style-asian="normal" style:font-weight-asian="normal" style:font-style-complex="normal" style:font-weight-complex="normal"/>
    </style:style>
    <style:style style:name="T83" style:family="text">
      <style:text-properties style:text-line-through-style="none" style:text-line-through-type="none" fo:font-style="normal" fo:font-weight="normal" officeooo:rsid="0029296d" style:font-style-asian="normal" style:font-weight-asian="normal" style:font-style-complex="normal" style:font-weight-complex="normal"/>
    </style:style>
    <style:style style:name="T84" style:family="text">
      <style:text-properties style:text-line-through-style="none" style:text-line-through-type="none" fo:font-style="normal" fo:font-weight="normal" officeooo:rsid="005d602f" style:font-style-asian="normal" style:font-weight-asian="normal" style:font-style-complex="normal" style:font-weight-complex="normal"/>
    </style:style>
    <style:style style:name="T85" style:family="text">
      <style:text-properties style:text-line-through-style="none" style:text-line-through-type="none" fo:font-style="normal" fo:font-weight="normal" officeooo:rsid="005e2912" style:font-style-asian="normal" style:font-weight-asian="normal" style:font-style-complex="normal" style:font-weight-complex="normal"/>
    </style:style>
    <style:style style:name="T86" style:family="text">
      <style:text-properties style:text-line-through-style="none" style:text-line-through-type="none" fo:font-style="normal" fo:font-weight="normal" officeooo:rsid="005e9e1d" style:font-style-asian="normal" style:font-weight-asian="normal" style:font-style-complex="normal" style:font-weight-complex="normal"/>
    </style:style>
    <style:style style:name="T87" style:family="text">
      <style:text-properties style:text-line-through-style="none" style:text-line-through-type="none" fo:font-style="normal" fo:font-weight="normal" officeooo:rsid="005f467d" style:font-style-asian="normal" style:font-weight-asian="normal" style:font-style-complex="normal" style:font-weight-complex="normal"/>
    </style:style>
    <style:style style:name="T88" style:family="text">
      <style:text-properties style:text-line-through-style="none" style:text-line-through-type="none" fo:font-style="normal" fo:font-weight="normal" officeooo:rsid="005f4cb4" style:font-style-asian="normal" style:font-weight-asian="normal" style:font-style-complex="normal" style:font-weight-complex="normal"/>
    </style:style>
    <style:style style:name="T89" style:family="text">
      <style:text-properties style:text-line-through-style="none" style:text-line-through-type="none" fo:font-style="normal" fo:font-weight="normal" officeooo:rsid="006113fb" style:font-style-asian="normal" style:font-weight-asian="normal" style:font-style-complex="normal" style:font-weight-complex="normal"/>
    </style:style>
    <style:style style:name="T90" style:family="text">
      <style:text-properties style:text-line-through-style="none" style:text-line-through-type="none" fo:font-style="normal" fo:font-weight="bold" officeooo:rsid="002c0e92" style:font-style-asian="normal" style:font-weight-asian="bold" style:font-style-complex="normal" style:font-weight-complex="bold"/>
    </style:style>
    <style:style style:name="T91" style:family="text">
      <style:text-properties style:text-line-through-style="none" style:text-line-through-type="none" fo:font-style="normal" fo:font-weight="bold" officeooo:rsid="002e21b6" style:font-style-asian="normal" style:font-weight-asian="bold" style:font-style-complex="normal" style:font-weight-complex="bold"/>
    </style:style>
    <style:style style:name="T92" style:family="text">
      <style:text-properties style:text-line-through-style="none" style:text-line-through-type="none" fo:font-style="normal" fo:font-weight="bold" officeooo:rsid="002a9f5a" style:font-style-asian="normal" style:font-weight-asian="bold" style:font-style-complex="normal" style:font-weight-complex="bold"/>
    </style:style>
    <style:style style:name="T93" style:family="text">
      <style:text-properties style:text-line-through-style="none" style:text-line-through-type="none" fo:font-style="normal" fo:font-weight="bold" officeooo:rsid="005f467d" style:font-style-asian="normal" style:font-weight-asian="bold" style:font-style-complex="normal" style:font-weight-complex="bold"/>
    </style:style>
    <style:style style:name="T94" style:family="text">
      <style:text-properties style:text-line-through-style="none" style:text-line-through-type="none" fo:font-style="normal" fo:font-weight="bold" officeooo:rsid="005f4cb4" style:font-style-asian="normal" style:font-weight-asian="bold" style:font-style-complex="normal" style:font-weight-complex="bold"/>
    </style:style>
    <style:style style:name="T95" style:family="text">
      <style:text-properties style:text-line-through-style="none" style:text-line-through-type="none" fo:font-style="italic" fo:font-weight="bold" officeooo:rsid="0034f70b" style:font-style-asian="italic" style:font-weight-asian="bold" style:font-style-complex="italic" style:font-weight-complex="bold"/>
    </style:style>
    <style:style style:name="T96" style:family="text">
      <style:text-properties style:text-line-through-style="none" style:text-line-through-type="none" fo:font-style="italic" fo:font-weight="bold" officeooo:rsid="002a9f5a" style:font-style-asian="italic" style:font-weight-asian="bold" style:font-style-complex="italic" style:font-weight-complex="bold"/>
    </style:style>
    <style:style style:name="T97" style:family="text">
      <style:text-properties officeooo:rsid="0034f70b"/>
    </style:style>
    <style:style style:name="T98" style:family="text">
      <style:text-properties officeooo:rsid="000694c5"/>
    </style:style>
    <style:style style:name="T99" style:family="text">
      <style:text-properties officeooo:rsid="000f3668"/>
    </style:style>
    <style:style style:name="T100" style:family="text">
      <style:text-properties officeooo:rsid="0043d247"/>
    </style:style>
    <style:style style:name="T101" style:family="text">
      <style:text-properties officeooo:rsid="00156462"/>
    </style:style>
    <style:style style:name="T102" style:family="text">
      <style:text-properties officeooo:rsid="006113fb"/>
    </style:style>
    <style:style style:name="T103" style:family="text">
      <style:text-properties officeooo:rsid="0062e0e9"/>
    </style:style>
    <style:style style:name="T104" style:family="text">
      <style:text-properties officeooo:rsid="006789cf"/>
    </style:style>
    <style:style style:name="T105" style:family="text">
      <style:text-properties officeooo:rsid="0067a9a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8"><text:a xlink:type="simple" xlink:href="#__RefHeading___Toc574_2006640024" text:style-name="Index_20_Link" text:visited-style-name="Index_20_Link">Introduction<text:tab/>1</text:a></text:p>
          <text:p text:style-name="P8"><text:a xlink:type="simple" xlink:href="#__RefHeading___Toc2790_966464295" text:style-name="Index_20_Link" text:visited-style-name="Index_20_Link">Le Labyrinthe<text:tab/>2</text:a></text:p>
          <text:p text:style-name="P9"><text:a xlink:type="simple" xlink:href="#__RefHeading___Toc578_2006640024" text:style-name="Index_20_Link" text:visited-style-name="Index_20_Link">Les Structures<text:tab/>2</text:a></text:p>
          <text:p text:style-name="P9"><text:a xlink:type="simple" xlink:href="#__RefHeading___Toc580_2006640024" text:style-name="Index_20_Link" text:visited-style-name="Index_20_Link">Déroulé du Main<text:tab/>3</text:a></text:p>
          <text:p text:style-name="P9"><text:a xlink:type="simple" xlink:href="#__RefHeading___Toc582_2006640024" text:style-name="Index_20_Link" text:visited-style-name="Index_20_Link"><text:span text:style-name="T24">L</text:span></text:a><text:a xlink:type="simple" xlink:href="#__RefHeading___Toc582_2006640024" text:style-name="Index_20_Link" text:visited-style-name="Index_20_Link"><text:span text:style-name="T24">es </text:span></text:a><text:a xlink:type="simple" xlink:href="#__RefHeading___Toc582_2006640024" text:style-name="Index_20_Link" text:visited-style-name="Index_20_Link"><text:span text:style-name="T24">A</text:span></text:a><text:a xlink:type="simple" xlink:href="#__RefHeading___Toc582_2006640024" text:style-name="Index_20_Link" text:visited-style-name="Index_20_Link"><text:span text:style-name="T24">méliorations</text:span></text:a><text:a xlink:type="simple" xlink:href="#__RefHeading___Toc582_2006640024" text:style-name="Index_20_Link" text:visited-style-name="Index_20_Link"><text:tab/>3</text:a></text:p>
          <text:p text:style-name="P8"><text:a xlink:type="simple" xlink:href="#__RefHeading___Toc584_2006640024" text:style-name="Index_20_Link" text:visited-style-name="Index_20_Link">Conclusion :<text:tab/>4</text:a></text:p>
        </text:index-body>
      </text:table-of-content>
      <text:h text:style-name="Heading_20_1" text:outline-level="1"/>
      <text:h text:style-name="Heading_20_1" text:outline-level="1"/>
      <text:h text:style-name="P14" text:outline-level="1"><text:bookmark-start text:name="__RefHeading___Toc574_2006640024"/>Introduction<text:bookmark-end text:name="__RefHeading___Toc574_2006640024"/></text:h>
      <text:p text:style-name="P56"/>
      <text:p text:style-name="P21"><text:span text:style-name="T2"><text:tab/>Ce projet a pour but de programmer un générateur aléatoire de labyrinthe en C. Ce labyrinthe devait être structuré de la manière suivante, une grille de format </text:span><text:span text:style-name="T8">nxm</text:span><text:span text:style-name="T2">, avec </text:span><text:span text:style-name="T8">n</text:span><text:span text:style-name="T3"> lignes</text:span><text:span text:style-name="T2"> et </text:span><text:span text:style-name="T8">m</text:span><text:span text:style-name="T3"> colonnes</text:span><text:span text:style-name="T2">. Cette grille est donc composée de cases nommées </text:span><text:span text:style-name="T3">« cellules »</text:span><text:span text:style-name="T25"> </text:span><text:span text:style-name="T2"><text:s/>qui ont chacune des coordonnées sous le format (i , j) avec i allant de 0 à (</text:span><text:span text:style-name="T8">n</text:span><text:span text:style-name="T2"> – 1) et j de 0 à (</text:span><text:span text:style-name="T8">m</text:span><text:span text:style-name="T2"> – 1). De plus, chaque cellule est séparée de ses voisines par des murs. </text:span></text:p>
      <text:p text:style-name="P21"><text:span text:style-name="T2"><text:tab/>Chaque labyrinthe possède aussi une entrée en (0, 0) et une sortie en (</text:span><text:span text:style-name="T9">n</text:span><text:span text:style-name="T99"> – 1 , </text:span><text:span text:style-name="T9">m</text:span><text:span text:style-name="T99"> – 1). Le générateur que nous avons codés doit donc sélectionner aléatoirement puis supprimer un mur qui sépare deux cellules. On répète cette opération jusqu’à ce qu’un chemin </text:span><text:span text:style-name="T7">« valide »</text:span><text:span text:style-name="T99"> relie l’entrée à la sortie du labyrinthe.</text:span></text:p>
      <text:p text:style-name="P3"/>
      <text:p text:style-name="P3"><text:tab/>Pour réaliser ce projet nous avons dû utiliser :</text:p>
      <text:p text:style-name="P3"/>
      <text:list xml:id="list3801259558" text:style-name="L1">
        <text:list-item>
          <text:p text:style-name="P19"><text:span text:style-name="T70">L’algorithme d’</text:span><text:span text:style-name="T6">U</text:span><text:span text:style-name="T4">nion-</text:span><text:span text:style-name="T5">F</text:span><text:span text:style-name="T4">ind</text:span><text:span text:style-name="T27"> vu en cours d’algorithmique des arbres.</text:span></text:p>
        </text:list-item>
        <text:list-item>
          <text:p text:style-name="P32"><text:span text:style-name="T100">L</text:span>a bibliothèque MLV.</text:p>
        </text:list-item>
      </text:list>
      <text:list xml:id="list719982484" text:style-name="L2">
        <text:list-item>
          <text:p text:style-name="P20"><text:span text:style-name="T36">Nous </text:span><text:span text:style-name="T27">avons </text:span><text:span text:style-name="T36">aussi </text:span><text:span text:style-name="T27">procédés à plusieurs </text:span><text:span text:style-name="T26">améliorations</text:span><text:span text:style-name="T27">, </text:span><text:span text:style-name="T26">dans le but de rendre </text:span><text:span text:style-name="T28">le projet</text:span><text:span text:style-name="T26"> plus fonctionnel.</text:span></text:p>
        </text:list-item>
      </text:list>
      <text:h text:style-name="P15" text:outline-level="1"><text:soft-page-break/></text:h>
      <text:h text:style-name="P15" text:outline-level="1"><text:bookmark-start text:name="__RefHeading___Toc2790_966464295"/><text:span text:style-name="T97">Le Labyrinthe</text:span><text:bookmark-end text:name="__RefHeading___Toc2790_966464295"/></text:h>
      <text:p text:style-name="P57"/>
      <text:p text:style-name="P22"><text:span text:style-name="T101">Notre code est donc organisé de la manière suivante :</text:span></text:p>
      <text:p text:style-name="P4"/>
      <text:p text:style-name="P23"><text:span text:style-name="T71"><text:tab/>On commence déjà par initialiser notre labyrinthe. Celui-ci est donc composé uniquement de cellules disjointes, séparées par des murs. Chaque cellule appartient à une classe différente au début. Une classe contient les cellules reliées entre-elles. Autrement dit, il existe un chemin qui relie les cellules d’une même classe. Chaque classe possède un représentant qui est l’une de ses cellules. Et de manière générale chaque cellules a un père et le représentant est son propre père. Tout ceci peut être représenté sous la forme de plusieurs arbres au début et au fur et à mesure on réduis le nombre d’arbre en les reliant. Pour cela on utilise l’algorithme d’</text:span><text:span text:style-name="T10">U</text:span><text:span text:style-name="T11">nion-</text:span><text:span text:style-name="T12">F</text:span><text:span text:style-name="T11">ind</text:span><text:span text:style-name="T4"> </text:span><text:span text:style-name="T29">.</text:span></text:p>
      <text:p text:style-name="P33"><text:tab/></text:p>
      <text:p text:style-name="P25"><text:span text:style-name="T38">Déroulé de l’algorithme d’</text:span><text:span text:style-name="T14">U</text:span><text:span text:style-name="T13">nion-</text:span><text:span text:style-name="T14">F</text:span><text:span text:style-name="T13">ind</text:span><text:span text:style-name="T37"> :</text:span></text:p>
      <text:p text:style-name="P25"><text:span text:style-name="T37"/></text:p>
      <text:list xml:id="list2949832325" text:style-name="L8">
        <text:list-item>
          <text:p text:style-name="P26"><text:span text:style-name="T39">R</text:span><text:span text:style-name="T37">elie les deux cellules qui étaient séparées par le mur.</text:span></text:p>
        </text:list-item>
        <text:list-item>
          <text:p text:style-name="P26"><text:span text:style-name="T43">C</text:span><text:span text:style-name="T37">herche le représentant de chaque cellule</text:span></text:p>
        </text:list-item>
        <text:list-item>
          <text:p text:style-name="P26"><text:span text:style-name="T40">Fait en sorte que </text:span><text:span text:style-name="T41">l</text:span><text:span text:style-name="T37">e représentant de la plus grande classe devien</text:span><text:span text:style-name="T42">ne </text:span><text:span text:style-name="T37">le père du représentant de l’autre classe.</text:span></text:p>
        </text:list-item>
        <text:list-item>
          <text:p text:style-name="P26"><text:span text:style-name="T43">F</text:span><text:span text:style-name="T37">usionn</text:span><text:span text:style-name="T43">e les classes </text:span><text:span text:style-name="T37">en une seule.</text:span></text:p>
        </text:list-item>
      </text:list>
      <text:p text:style-name="P5"/>
      <text:p text:style-name="P5">Pour cela nous avons structuré notre code de la manière suivante :</text:p>
      <text:h text:style-name="Heading_20_2" text:outline-level="2"><text:bookmark-start text:name="__RefHeading___Toc578_2006640024"/>Les Structures<text:bookmark-end text:name="__RefHeading___Toc578_2006640024"/></text:h>
      <text:list xml:id="list3804413428" text:style-name="L3">
        <text:list-item>
          <text:p text:style-name="P24"><text:span text:style-name="T101">coordonnees_t : </text:span></text:p>
          <text:list>
            <text:list-header>
              <text:p text:style-name="P39">stocke les coordonnées d’une cellule (abscisse, ordonnée)</text:p>
            </text:list-header>
          </text:list>
        </text:list-item>
        <text:list-item>
          <text:p text:style-name="P39">case_t : </text:p>
          <text:list>
            <text:list-header>
              <text:p text:style-name="P40">stocke la présence ou non des murs Est et Sud de chaque cellule.</text:p>
              <text:p text:style-name="P41">Stocke les coordonnées du père de la cellule.</text:p>
              <text:p text:style-name="P41">Stocke son rang, <text:span text:style-name="T72">plus précisément, la hauteur potentielle de la cellule sur l’arbre.</text:span></text:p>
              <text:p text:style-name="P42">stocke son père, la cellule au-dessus dans l’arbre.</text:p>
            </text:list-header>
          </text:list>
        </text:list-item>
        <text:list-item>
          <text:p text:style-name="P42">laby_t :</text:p>
          <text:list>
            <text:list-header>
              <text:p text:style-name="P42">stocke ses dimensions.</text:p>
              <text:p text:style-name="P42">stocke le tableau dynamique à deux dimensions qui représente les cellules.</text:p>
            </text:list-header>
          </text:list>
        </text:list-item>
      </text:list>
      <text:h text:style-name="P16" text:outline-level="2"><text:soft-page-break/></text:h>
      <text:h text:style-name="P16" text:outline-level="2"><text:bookmark-start text:name="__RefHeading___Toc580_2006640024"/>Déroulé du Main<text:bookmark-end text:name="__RefHeading___Toc580_2006640024"/></text:h>
      <text:list xml:id="list2911579113" text:style-name="L4">
        <text:list-item>
          <text:list>
            <text:list-item>
              <text:p text:style-name="P44">Choix des arguments.</text:p>
              <text:list>
                <text:list-item>
                  <text:p text:style-name="P44">Si le mode texte est activé (<text:span text:style-name="T73">–</text:span><text:span text:style-name="T74">mode=texte</text:span><text:span text:style-name="T75">) </text:span>affichage console, sinon affichage graphique par défaut. </text:p>
                </text:list-item>
              </text:list>
            </text:list-item>
            <text:list-item>
              <text:p text:style-name="P43">On initialise le labyrinthe.</text:p>
            </text:list-item>
            <text:list-item>
              <text:p text:style-name="P45"><text:span text:style-name="T30">Tant que l’entrée et la sortie ne sont pas reliées (on vérifie avec </text:span><text:span text:style-name="T55">laby_valide</text:span><text:span text:style-name="T62">). </text:span></text:p>
              <text:list>
                <text:list-item>
                  <text:p text:style-name="P46">On affiche le labyrinthe.</text:p>
                </text:list-item>
                <text:list-item>
                  <text:p text:style-name="P46">On utilise la fonction <text:span text:style-name="T73">supprime_mur.</text:span></text:p>
                  <text:list>
                    <text:list-item>
                      <text:p text:style-name="P46">On sélectionne des coordonnées aléatoires.</text:p>
                    </text:list-item>
                    <text:list-item>
                      <text:p text:style-name="P46">On sélectionne un mur entre Sud et Est.</text:p>
                    </text:list-item>
                    <text:list-item>
                      <text:p text:style-name="P46">On recommence tant qu’on n’a pas trouvé un mur encore existant.</text:p>
                    </text:list-item>
                    <text:list-item>
                      <text:p text:style-name="P46">On supprime le mur.</text:p>
                    </text:list-item>
                    <text:list-item>
                      <text:p text:style-name="P47">On applique l’algorithme <text:span text:style-name="T10">U</text:span><text:span text:style-name="T11">nion-</text:span><text:span text:style-name="T12">F</text:span><text:span text:style-name="T11">ind</text:span><text:span text:style-name="T24"> </text:span><text:span text:style-name="T30">sur les cellules qui ne sont plus séparées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17" text:outline-level="2"><text:span text:style-name="T30"/></text:h>
      <text:h text:style-name="P17" text:outline-level="2"><text:bookmark-start text:name="__RefHeading___Toc582_2006640024"/><text:span text:style-name="T30">L</text:span><text:span text:style-name="T34">es </text:span><text:span text:style-name="T44">A</text:span><text:span text:style-name="T34">méliorations</text:span><text:bookmark-end text:name="__RefHeading___Toc582_2006640024"/></text:h>
      <text:p text:style-name="P28"><text:span text:style-name="T30"><text:tab/>C</text:span><text:span text:style-name="T47">omme il est précisé dans le sujet, nous avons ajouté plusieurs améliorations au code.</text:span></text:p>
      <text:p text:style-name="P6"/>
      <text:list xml:id="list2187314426" text:style-name="L10">
        <text:list-item>
          <text:p text:style-name="P27"><text:span text:style-name="T31">L’argument qui permet</text:span><text:span text:style-name="T45"> de changer la taille du labyrinthe </text:span><text:span text:style-name="T15">--</text:span><text:span text:style-name="T16">taille=nxm </text:span><text:span text:style-name="T63">((</text:span><text:span text:style-name="T17">n</text:span><text:span text:style-name="T63">, </text:span><text:span text:style-name="T17">m</text:span><text:span text:style-name="T63">) dimensions du labyrinthe)</text:span><text:span text:style-name="T45">. Par défaut, les dimensions étaient définies par des variables globales.</text:span><text:span text:style-name="T32"> U</text:span><text:span text:style-name="T46">tilise</text:span><text:span text:style-name="T32"> fonction </text:span><text:span text:style-name="T56">lire_taille_laby()</text:span><text:span text:style-name="T64"> qui lit l’argument et récupère </text:span><text:span text:style-name="T18">n</text:span><text:span text:style-name="T64"> et </text:span><text:span text:style-name="T18">m</text:span><text:span text:style-name="T64"> pour modifier la taille du labyrinthe.</text:span></text:p>
        </text:list-item>
      </text:list>
      <text:list xml:id="list1505200295" text:style-name="L9">
        <text:list-header>
          <text:p text:style-name="P35"/>
        </text:list-header>
        <text:list-item>
          <text:p text:style-name="P50"><text:span text:style-name="T32">L’argument qui permet de fixer la graine. Permet lors d’une génération aléatoire de pouvoir rappeler plusieurs fois le même labyrinthe pour une même graine. </text:span><text:span text:style-name="T33">On utilise </text:span><text:span text:style-name="T57">lire_entier()</text:span><text:span text:style-name="T65"> qui va récupérer la valeur de la graine </text:span><text:span text:style-name="T19">x</text:span><text:span text:style-name="T57"> </text:span><text:span text:style-name="T65">dans l’argument </text:span><text:span text:style-name="T23">--</text:span><text:span text:style-name="T19">graine=x</text:span><text:span text:style-name="T23">.</text:span></text:p>
          <text:p text:style-name="P36"/>
        </text:list-item>
        <text:list-item>
          <text:p text:style-name="P51"><text:span text:style-name="T65">L’argument qui permet de rythmer le programme --</text:span><text:span text:style-name="T19">attente=x.</text:span><text:span text:style-name="T65"> Si </text:span><text:span text:style-name="T19">x</text:span><text:span text:style-name="T65"> = 0, on affiche directement le résultat final. Si </text:span><text:span text:style-name="T19">x </text:span><text:span text:style-name="T65">&gt; 0, on supprime un mur toute les </text:span><text:span text:style-name="T19">x</text:span><text:span text:style-name="T65"> millisecondes. </text:span><text:span text:style-name="T66">Par défaut, la suppression d’un mur attend une entrée clavier de l’utilisateur. On utilise aussi <text:s/></text:span><text:span text:style-name="T57">lire_entier()</text:span><text:span text:style-name="T65"> </text:span><text:span text:style-name="T66">pour récupérer </text:span><text:span text:style-name="T20">x</text:span><text:span text:style-name="T66">.</text:span></text:p>
          <text:p text:style-name="P52"><text:span text:style-name="T66"/></text:p>
        </text:list-item>
        <text:list-item>
          <text:p text:style-name="P52"><text:span text:style-name="T66">L’argument </text:span><text:span text:style-name="T20">--</text:span><text:span text:style-name="T21">unique</text:span><text:span text:style-name="T58"> </text:span><text:span text:style-name="T67">qui empêche la destruction de murs entre deux cellules d’une même classe. </text:span><text:span text:style-name="T68">Pour cela on utilise une version modifiée de </text:span><text:span text:style-name="T67"><text:s/></text:span><text:span text:style-name="T59">supprime_mur() </text:span><text:span text:style-name="T68">qui vérifie si le mur sélectionné est bien entre deux cellules de classes distinctes.</text:span></text:p>
          <text:p text:style-name="P37"><text:soft-page-break/></text:p>
        </text:list-item>
        <text:list-item>
          <text:p text:style-name="P53"><text:span text:style-name="T68">L’argument --</text:span><text:span text:style-name="T22">acces</text:span><text:span text:style-name="T60"> </text:span><text:span text:style-name="T68">ajoute comme contrainte le fait que toutes les cellules doivent être dans la même classe à </text:span><text:span text:style-name="T69">la fin de la génération.</text:span><text:span text:style-name="T62"> </text:span><text:span text:style-name="T69">Pour cela on ajoute dans la structure </text:span><text:span text:style-name="T61">laby_t</text:span><text:span text:style-name="T69"> un entier qui compte le nombre de classe du labyrinthe. On décrémente ce nombre à chaque fusion de classes. L’accessibilité du labyrinthe est vérifiée lorsque le labyrinthe est valide.</text:span></text:p>
          <text:p text:style-name="P38"/>
        </text:list-item>
        <text:list-item>
          <text:p text:style-name="P30"><text:span text:style-name="T83">De plus, </text:span><text:span text:style-name="T85">o</text:span><text:span text:style-name="T83">n </text:span><text:span text:style-name="T86">a</text:span><text:span text:style-name="T83"> u</text:span><text:span text:style-name="T84">n affichage dans le terminal du</text:span><text:span text:style-name="T83"> temps d’exécution du programme .</text:span></text:p>
          <text:p text:style-name="P54"/>
        </text:list-item>
        <text:list-item>
          <text:p text:style-name="P31"><text:span text:style-name="T82">Par défaut, notre gestion de l’aléatoire n’était pas optimisée. En effet, nous devions sans arrêt vérifier l’existence ou non d’un mur, ce qui augmentait le temps d’exécution du programme à cause d’une redondance de calcul. D</text:span><text:span text:style-name="T86">onc</text:span><text:span text:style-name="T82">, avec l’argument --</text:span><text:span text:style-name="T96">fast </text:span><text:span text:style-name="T82">nous utilisons deux structures supplémentaire. </text:span><text:span text:style-name="T87">Il y a </text:span><text:span text:style-name="T93">p</text:span><text:span text:style-name="T92">osition</text:span><text:span text:style-name="T82"> qui est un type enum permettant la sélection du mur Est ou Sud. </text:span><text:span text:style-name="T88">Et</text:span><text:span text:style-name="T82"> </text:span><text:span text:style-name="T94">c</text:span><text:span text:style-name="T92">ibleMur</text:span><text:span text:style-name="T82"> stocke </text:span><text:span text:style-name="T76">la </text:span><text:span text:style-name="T82">position </text:span><text:span text:style-name="T76">d’un mur</text:span><text:span text:style-name="T82"> </text:span><text:span text:style-name="T76">par rapport aux coordonnées d’une c</text:span><text:span text:style-name="T77">ellule </text:span><text:span text:style-name="T78">et les coordonnées elles-même</text:span><text:span text:style-name="T82">.</text:span><text:span text:style-name="T78"> </text:span></text:p>
          <text:p text:style-name="P31"><text:span text:style-name="T89">On crée u</text:span><text:span text:style-name="T78">n tableau qui stocke </text:span><text:span text:style-name="T89">dans l’ordre croissant des coordonnées </text:span><text:span text:style-name="T78">tous les murs internes du labyrinthe. On utilise </text:span><text:span text:style-name="T90">melange_tableau_mur()</text:span><text:span text:style-name="T78"> qui échange de manière aléatoire les coordonnées du tableau. On utilise une nouvelle version de </text:span><text:span text:style-name="T90">supprime_mur()</text:span><text:span text:style-name="T78">, </text:span><text:span text:style-name="T90">supprime_mur_</text:span><text:span text:style-name="T91">par</text:span><text:span text:style-name="T90">_tableau()</text:span><text:span text:style-name="T78"> </text:span><text:span text:style-name="T79">qui parcourt les cases du tableau et supprime les murs associés, </text:span><text:span text:style-name="T80">ainsi que son homologue </text:span><text:span text:style-name="T91">supprime_mur_par_tableau_unique()</text:span><text:span text:style-name="T80"> qui ne supprime que les murs qui séparent deux cellules de classes différentes.</text:span></text:p>
          <text:p text:style-name="P55"/>
        </text:list-item>
        <text:list-item>
          <text:p text:style-name="P29"><text:span text:style-name="T81">Notre affichage en mode texte étant peu esthétique (principalement composé de « + » de « - » et de « | », nous avons, grâce au module </text:span><text:span text:style-name="T95">structure.h</text:span><text:span text:style-name="T81">, créé une fonction d’affichage en U</text:span><text:span text:style-name="T89">TF</text:span><text:span text:style-name="T81">-8. Le résultat est plus soigné et plus esthétique, se rapprochant du dessin en mode graphique.</text:span></text:p>
        </text:list-item>
      </text:list>
      <text:h text:style-name="Heading_20_1" text:outline-level="1"/>
      <text:h text:style-name="P14" text:outline-level="1"><text:bookmark-start text:name="__RefHeading___Toc584_2006640024"/>Conclusion :<text:bookmark-end text:name="__RefHeading___Toc584_2006640024"/></text:h>
      <text:p text:style-name="P56"><text:span text:style-name="T1"/></text:p>
      <text:p text:style-name="P58"><text:tab/><text:span text:style-name="T97">Ce projet nous a donné l’occasion d’utiliser de manière un peu différente la notion d’ </text:span><text:span text:style-name="T10">U</text:span><text:span text:style-name="T11">nion-</text:span><text:span text:style-name="T12">F</text:span><text:span text:style-name="T11">ind</text:span><text:span text:style-name="T27">. </text:span><text:span text:style-name="T34">L’utilisation de la bibliothèque graphique MLV ne nous a guère causé de difficultés. </text:span><text:span text:style-name="T35">Nous avons pu, avec grande satisfaction, réussir les améliorations d</text:span><text:span text:style-name="T48">emandées</text:span><text:span text:style-name="T35"> pour le projet, excepté </text:span><text:span text:style-name="T49">celle</text:span><text:span text:style-name="T35"> recherchant un chemin victorieux. </text:span><text:span text:style-name="T52">N</text:span><text:span text:style-name="T35">ous sommes très satisfaits de notre programme et n</text:span><text:span text:style-name="T53">ous n’avons</text:span><text:span text:style-name="T35"> pas e</text:span><text:span text:style-name="T54">u de</text:span><text:span text:style-name="T35"> problème particulier.</text:span><text:span text:style-name="T34"> <text:s/></text:span></text:p>
      <text:list xml:id="list221249139751077" text:continue-list="list3804413428" text:style-name="L3">
        <text:list-item>
          <text:list>
            <text:list-header>
              <text:p text:style-name="P48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20pt" fo:font-style="italic" fo:font-weight="bold" officeooo:rsid="000694c5" officeooo:paragraph-rsid="00389bfa" style:font-size-asian="20pt" style:font-style-asian="italic" style:font-weight-asian="bold" style:font-size-complex="20pt" style:font-style-complex="italic" style:font-weight-complex="bold"/>
    </style:style>
    <style:style style:name="MP2" style:family="paragraph" style:parent-style-name="Footer">
      <style:paragraph-properties fo:text-align="start" style:justify-single-word="false"/>
      <style:text-properties fo:font-style="italic" officeooo:rsid="0009e2b0" officeooo:paragraph-rsid="003dd52e" style:font-style-asian="italic" style:font-style-complex="italic"/>
    </style:style>
    <style:style style:name="MP3" style:family="paragraph" style:parent-style-name="Footer">
      <style:text-properties fo:font-style="italic" officeooo:rsid="0009e2b0" officeooo:paragraph-rsid="003dd52e" style:font-style-asian="italic" style:font-style-complex="italic"/>
    </style:style>
    <style:style style:name="MP4" style:family="paragraph" style:parent-style-name="Footer">
      <style:paragraph-properties fo:text-align="end" style:justify-single-word="false"/>
      <style:text-properties officeooo:rsid="000dfe63" officeooo:paragraph-rsid="000dfe63"/>
    </style:style>
    <style:style style:name="MT1" style:family="text">
      <style:text-properties officeooo:rsid="000694c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Licence 2 Informatique S4:</text:p>
        <text:p text:style-name="MP1">Génération aléatoire de Labyrinthe</text:p>
      </style:header>
      <style:footer>
        <text:p text:style-name="MP2">Adrien ROUMEGOUS <text:s text:c="87"/><text:span text:style-name="MT1">Algorithmique des arbres</text:span></text:p>
        <text:p text:style-name="MP3">Julien NOËL <text:s text:c="124"/><text:span text:style-name="MT1">2019 - 2020</text:span></text:p>
        <text:p text:style-name="MP4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14:32:06.881163199</meta:creation-date>
    <dc:date>2020-03-22T22:12:49.060716870</dc:date>
    <meta:editing-duration>PT3H23M9S</meta:editing-duration>
    <meta:editing-cycles>68</meta:editing-cycles>
    <meta:generator>LibreOffice/6.3.5.2$Linux_X86_64 LibreOffice_project/30$Build-2</meta:generator>
    <meta:document-statistic meta:table-count="0" meta:image-count="0" meta:object-count="0" meta:page-count="4" meta:paragraph-count="73" meta:word-count="1119" meta:character-count="6864" meta:non-whitespace-character-count="5628"/>
  </office:meta>
</office:document-meta>
</file>